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0e083" officeooo:paragraph-rsid="0010e083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10e083" officeooo:paragraph-rsid="00138097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10e083" officeooo:paragraph-rsid="0010e083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13ae2e" officeooo:paragraph-rsid="0013ae2e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10e083" officeooo:paragraph-rsid="0010e083" style:font-size-asian="14pt" style:font-weight-asian="bold" style:font-size-complex="16pt" style:font-weight-complex="bold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fo:background-color="#1f1f1f"/>
    </style:style>
    <style:style style:name="P7" style:family="paragraph" style:parent-style-name="Standard">
      <style:paragraph-properties fo:text-align="start" style:justify-single-word="false"/>
      <style:text-properties fo:color="#cccccc" loext:opacity="100%" style:font-name="Droid Sans Mono" fo:font-size="10.5pt" fo:font-weight="normal" officeooo:rsid="0010e083" officeooo:paragraph-rsid="0010e083" fo:background-color="#1f1f1f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Droid Sans Mono" fo:font-size="10.5pt" fo:font-weight="normal" fo:background-color="#1f1f1f"/>
    </style:style>
    <style:style style:name="P9" style:family="paragraph" style:parent-style-name="Standard">
      <style:paragraph-properties style:line-height-at-least="0.503cm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10f0fc"/>
    </style:style>
    <style:style style:name="T1" style:family="text">
      <style:text-properties fo:color="#569cd6" loext:opacity="100%"/>
    </style:style>
    <style:style style:name="T2" style:family="text">
      <style:text-properties fo:color="#c586c0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4ec9b0" loext:opacity="100%"/>
    </style:style>
    <style:style style:name="T5" style:family="text">
      <style:text-properties fo:color="#9cdcfe" loext:opacity="100%"/>
    </style:style>
    <style:style style:name="T6" style:family="text">
      <style:text-properties fo:color="#dcdcaa" loext:opacity="100%"/>
    </style:style>
    <style:style style:name="T7" style:family="text">
      <style:text-properties fo:color="#b5cea8" loext:opacity="100%"/>
    </style:style>
    <style:style style:name="T8" style:family="text">
      <style:text-properties fo:color="#6a9955" loext:opacity="100%"/>
    </style:style>
    <style:style style:name="T9" style:family="text">
      <style:text-properties fo:color="#6a9955" loext:opacity="100%" style:font-name="Droid Sans Mono" fo:font-size="10.5pt" fo:font-weight="normal" fo:background-color="#1f1f1f" loext:char-shading-value="0"/>
    </style:style>
    <style:style style:name="T10" style:family="text">
      <style:text-properties fo:color="#6a9955" loext:opacity="100%" style:font-name="Droid Sans Mono" fo:font-size="10.5pt" fo:font-weight="normal" officeooo:rsid="0010f0fc" fo:background-color="#1f1f1f" loext:char-shading-value="0"/>
    </style:style>
    <style:style style:name="T11" style:family="text">
      <style:text-properties fo:color="#d4d4d4" loext:opacity="100%"/>
    </style:style>
    <style:style style:name="T12" style:family="text">
      <style:text-properties officeooo:rsid="0010f0fc"/>
    </style:style>
    <style:style style:name="T13" style:family="text">
      <style:text-properties officeooo:rsid="001380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 Capteur <text:span text:style-name="T13">Tension</text:span> ZMTP101B</text:p>
      <text:p text:style-name="P1"/>
      <text:p text:style-name="P1"/>
      <text:p text:style-name="P5">pltaformio.ini :</text:p>
      <text:p text:style-name="P3"/>
      <text:p text:style-name="P7">[env:lolin32]</text:p>
      <text:p text:style-name="P6"><text:span text:style-name="T1">platform</text:span> = espressif32</text:p>
      <text:p text:style-name="P6"><text:span text:style-name="T1">board</text:span> = lolin32</text:p>
      <text:p text:style-name="P6"><text:span text:style-name="T1">framework</text:span> = arduino</text:p>
      <text:p text:style-name="P6"><text:span text:style-name="T1">lib_deps</text:span> = r3mko/ZMPT101B-Sensor@^1.0.1</text:p>
      <text:p text:style-name="P6"><text:span text:style-name="T1">monitor_speed</text:span> = 115200</text:p>
      <text:p text:style-name="P3"/>
      <text:p text:style-name="P5">main.cpp :</text:p>
      <text:p text:style-name="P3"/>
      <text:p text:style-name="P7"><text:span text:style-name="T2">#include</text:span><text:span text:style-name="T1"> </text:span><text:span text:style-name="T3">&lt;Arduino.h&gt;</text:span></text:p>
      <text:p text:style-name="P6"><text:span text:style-name="T2">#include</text:span><text:span text:style-name="T1"> </text:span><text:span text:style-name="T3">"esp32_snir.h"</text:span></text:p>
      <text:p text:style-name="P9"/>
      <text:p text:style-name="P6"><text:span text:style-name="T2">#include</text:span><text:span text:style-name="T1"> </text:span><text:span text:style-name="T3">&lt;Wire.h&gt;</text:span></text:p>
      <text:p text:style-name="P9"/>
      <text:p text:style-name="P6"><text:span text:style-name="T2">#include</text:span><text:span text:style-name="T1"> </text:span><text:span text:style-name="T3">&lt;ZMPT101B.h&gt;</text:span></text:p>
      <text:p text:style-name="P9"/>
      <text:p text:style-name="P8">// Set analoge pin</text:p>
      <text:p text:style-name="P6"><text:span text:style-name="T4">ZMPT101B</text:span> <text:span text:style-name="T5">voltageSensor</text:span>(<text:span text:style-name="T1">TENSION</text:span>);</text:p>
      <text:p text:style-name="P9"/>
      <text:p text:style-name="P6"><text:span text:style-name="T1">void</text:span> <text:span text:style-name="T6">setup</text:span>() {</text:p>
      <text:p text:style-name="P8">// 1. Initialisation du port série à 115200 bauds</text:p>
      <text:p text:style-name="P6"><text:span text:style-name="T5">Serial</text:span>.<text:span text:style-name="T6">begin</text:span>(<text:span text:style-name="T7">115200</text:span>);</text:p>
      <text:p text:style-name="P6"><text:span text:style-name="T6">delay</text:span>(<text:span text:style-name="T7">1000</text:span>);<text:span text:style-name="T8"> // Pause pour laisser le temps au moniteur série de se connecter</text:span></text:p>
      <text:p text:style-name="P6"><text:span text:style-name="T5">Serial</text:span>.<text:span text:style-name="T6">println</text:span>(<text:span text:style-name="T3">"--- Initialisation du Capteur ZMPT101B ---"</text:span>);</text:p>
      <text:p text:style-name="P9"/>
      <text:p text:style-name="P8">// 2. Configuration pour Lolin32 (3.3V)</text:p>
      <text:p text:style-name="P6"><text:span text:style-name="T5">voltageSensor</text:span>.<text:span text:style-name="T6">setVref</text:span>(<text:span text:style-name="T7">3.3</text:span>); </text:p>
      <text:p text:style-name="P9"/>
      <text:p text:style-name="P8">// 3. Calibration automatique du point zéro</text:p>
      <text:p text:style-name="P8">// IMPORTANT : Le secteur 230V doit être DÉBRANCHÉ pendant cette étape</text:p>
      <text:p text:style-name="P6"><text:span text:style-name="T5">Serial</text:span>.<text:span text:style-name="T6">println</text:span>(<text:span text:style-name="T3">"Calibration du point zero en cours... (Ne branchez pas le secteur)"</text:span>);</text:p>
      <text:p text:style-name="P6"><text:span text:style-name="T1">int</text:span> <text:span text:style-name="T5">zero</text:span> <text:span text:style-name="T11">=</text:span> <text:span text:style-name="T5">voltageSensor</text:span>.<text:span text:style-name="T6">calibrate</text:span>(); </text:p>
      <text:p text:style-name="P6"><text:span text:style-name="T5">Serial</text:span>.<text:span text:style-name="T6">print</text:span>(<text:span text:style-name="T3">"Point zero detecte : "</text:span>);</text:p>
      <text:p text:style-name="P6"><text:span text:style-name="T5">Serial</text:span>.<text:span text:style-name="T6">println</text:span>(<text:span text:style-name="T5">zero</text:span>);</text:p>
      <text:p text:style-name="P9"/>
      <text:p text:style-name="P8">// 4. Réglage de la sensibilité pour passer de 274V à ~2<text:span text:style-name="T12">45</text:span>V <text:span text:style-name="T12">car mesuré au multimètre</text:span></text:p>
      <text:p text:style-name="P10"><text:span text:style-name="T9">// On utilise 0.0</text:span><text:span text:style-name="T10">129 <text:s/>car 0.0226×(245/140​)≈0.0129 </text:span></text:p>
      <text:p text:style-name="P8"/>
      <text:p text:style-name="P6"><text:span text:style-name="T5">voltageSensor</text:span>.<text:span text:style-name="T6">setSensitivity</text:span>(<text:span text:style-name="T7">0.0129</text:span>);</text:p>
      <text:p text:style-name="P6"><text:span text:style-name="T5">Serial</text:span>.<text:span text:style-name="T6">println</text:span>(<text:span text:style-name="T3">"Configuration terminee. Vous pouvez brancher le secteur."</text:span>);</text:p>
      <text:p text:style-name="P6">}</text:p>
      <text:p text:style-name="P9"><text:soft-page-break/></text:p>
      <text:p text:style-name="P6"><text:span text:style-name="T1">void</text:span> <text:span text:style-name="T6">loop</text:span>() {</text:p>
      <text:p text:style-name="P8">// 5. Lecture de la tension efficace (RMS) à 50Hz</text:p>
      <text:p text:style-name="P6"><text:span text:style-name="T1">float</text:span> <text:span text:style-name="T5">V</text:span> <text:span text:style-name="T11">=</text:span> <text:span text:style-name="T5">voltageSensor</text:span>.<text:span text:style-name="T6">getVoltageAC</text:span>();</text:p>
      <text:p text:style-name="P9"/>
      <text:p text:style-name="P8">// 6. Filtre anti-bruit (Noise Floor)</text:p>
      <text:p text:style-name="P8">// Si la tension lue est inférieure à 15V, on considère que c'est du bruit et on affiche 0</text:p>
      <text:p text:style-name="P6"><text:span text:style-name="T2">if</text:span> (<text:span text:style-name="T5">V</text:span> <text:span text:style-name="T11">&lt;</text:span> <text:span text:style-name="T7">15.0</text:span>) {</text:p>
      <text:p text:style-name="P6"><text:span text:style-name="T5">V</text:span> <text:span text:style-name="T11">=</text:span> <text:span text:style-name="T7">0.0</text:span>;</text:p>
      <text:p text:style-name="P6">}</text:p>
      <text:p text:style-name="P9"/>
      <text:p text:style-name="P8">// 7. Affichage sur le moniteur série</text:p>
      <text:p text:style-name="P6"><text:span text:style-name="T5">Serial</text:span>.<text:span text:style-name="T6">print</text:span>(<text:span text:style-name="T3">"Tension Secteur : "</text:span>);</text:p>
      <text:p text:style-name="P6"><text:span text:style-name="T5">Serial</text:span>.<text:span text:style-name="T6">print</text:span>(<text:span text:style-name="T5">V</text:span>);</text:p>
      <text:p text:style-name="P6"><text:span text:style-name="T5">Serial</text:span>.<text:span text:style-name="T6">println</text:span>(<text:span text:style-name="T3">" V"</text:span>);</text:p>
      <text:p text:style-name="P9"/>
      <text:p text:style-name="P6"><text:span text:style-name="T6">delay</text:span>(<text:span text:style-name="T7">500</text:span>);<text:span text:style-name="T8"> // Délai entre deux mesures pour la lisibilité</text:span></text:p>
      <text:p text:style-name="P6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CODE Capteur <text:span text:style-name="T13">Courant</text:span> <text:span text:style-name="T13">SCT-013-020</text:span></text:p>
      <text:p text:style-name="P3"/>
      <text:p text:style-name="P3"/>
      <text:p text:style-name="P4">platformio.ini</text:p>
      <text:p text:style-name="P3"/>
      <text:p text:style-name="P7">[env:lolin32]</text:p>
      <text:p text:style-name="P6"><text:span text:style-name="T1">platform</text:span> = espressif32</text:p>
      <text:p text:style-name="P6"><text:span text:style-name="T1">board</text:span> = lolin32</text:p>
      <text:p text:style-name="P6"><text:span text:style-name="T1">framework</text:span> = arduino</text:p>
      <text:p text:style-name="P6"><text:span text:style-name="T1">lib_deps</text:span> = </text:p>
      <text:p text:style-name="P6">r3mko/ZMPT101B-Sensor@^1.0.1</text:p>
      <text:p text:style-name="P6">openenergymonitor/EmonLib@^1.1.0</text:p>
      <text:p text:style-name="P6"><text:span text:style-name="T1">monitor_speed</text:span> = 115200</text:p>
      <text:p text:style-name="P3"/>
      <text:p text:style-name="P3"/>
      <text:p text:style-name="P4">main.cpp</text:p>
      <text:p text:style-name="P3"/>
      <text:p text:style-name="P7"><text:span text:style-name="T4">EnergyMonitor</text:span> <text:span text:style-name="T5">emon1</text:span>; </text:p>
      <text:p text:style-name="P9"/>
      <text:p text:style-name="P6"><text:span text:style-name="T1">void</text:span> <text:span text:style-name="T6">setup</text:span>() {</text:p>
      <text:p text:style-name="P6"><text:span text:style-name="T5">Serial</text:span>.<text:span text:style-name="T6">begin</text:span>(<text:span text:style-name="T7">115200</text:span>);</text:p>
      <text:p text:style-name="P8">// 34 est la broche ADC, 30.0 est le facteur de calibration pour le SCT-013-020</text:p>
      <text:p text:style-name="P8">// Ce chiffre (30.0) devra être ajusté comme on l'a fait pour la tension</text:p>
      <text:p text:style-name="P6"><text:span text:style-name="T5">emon1</text:span>.<text:span text:style-name="T6">current</text:span>(<text:span text:style-name="T7">33</text:span>, <text:span text:style-name="T7">3.41</text:span>); </text:p>
      <text:p text:style-name="P6">}</text:p>
      <text:p text:style-name="P9"/>
      <text:p text:style-name="P6"><text:span text:style-name="T1">void</text:span> <text:span text:style-name="T6">loop</text:span>() {</text:p>
      <text:p text:style-name="P8">// Mesure du courant efficace (Irms)</text:p>
      <text:p text:style-name="P6"><text:span text:style-name="T1">double</text:span> <text:span text:style-name="T5">Irms</text:span> <text:span text:style-name="T11">=</text:span> <text:span text:style-name="T5">emon1</text:span>.<text:span text:style-name="T6">calcIrms</text:span>(<text:span text:style-name="T7">1480</text:span>); </text:p>
      <text:p text:style-name="P9"/>
      <text:p text:style-name="P8">// Affichage du courant (Ampérage)</text:p>
      <text:p text:style-name="P6"><text:span text:style-name="T5">Serial</text:span>.<text:span text:style-name="T6">print</text:span>(<text:span text:style-name="T3">"Intensite : "</text:span>);</text:p>
      <text:p text:style-name="P6"><text:span text:style-name="T5">Serial</text:span>.<text:span text:style-name="T6">print</text:span>(<text:span text:style-name="T5">Irms</text:span>);</text:p>
      <text:p text:style-name="P6"><text:span text:style-name="T5">Serial</text:span>.<text:span text:style-name="T6">println</text:span>(<text:span text:style-name="T3">" A"</text:span>);</text:p>
      <text:p text:style-name="P9"/>
      <text:p text:style-name="P6"><text:span text:style-name="T6">delay</text:span>(<text:span text:style-name="T7">1000</text:span>);</text:p>
      <text:p text:style-name="P6">}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9T15:41:44.793493358</meta:creation-date>
    <dc:date>2026-03-19T16:59:45.807207813</dc:date>
    <meta:editing-duration>PT1H18M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3" meta:paragraph-count="74" meta:word-count="311" meta:character-count="2218" meta:non-whitespace-character-count="1965"/>
  </office:meta>
</office:document-meta>
</file>